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17a" officeooo:paragraph-rsid="001c21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6 cerveja</text:p>
      <text:p text:style-name="P1">16 cigarro e bala</text:p>
      <text:p text:style-name="P1">50 taxi</text:p>
      <text:p text:style-name="P1">14 oninus</text:p>
      <text:p text:style-name="Standard"/>
      <text:p text:style-name="Standard"/>
      <text:p text:style-name="P1">17/02</text:p>
      <text:p text:style-name="P1"/>
      <text:p text:style-name="P1">Saindo com 103 re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0:46:43.450132090</meta:creation-date>
    <dc:date>2015-02-17T10:49:58.075041836</dc:date>
    <meta:editing-duration>P0D</meta:editing-duration>
    <meta:editing-cycles>1</meta:editing-cycles>
    <meta:document-statistic meta:table-count="0" meta:image-count="0" meta:object-count="0" meta:page-count="1" meta:paragraph-count="6" meta:word-count="15" meta:character-count="68" meta:non-whitespace-character-count="59"/>
    <meta:generator>LibreOffice/4.2.7.2$Linux_X86_64 LibreOffice_project/420m0$Build-2</meta:generator>
  </office:meta>
</office:document-meta>
</file>